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5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453in"/>
    </style:style>
    <style:style style:name="co4" style:family="table-column">
      <style:table-column-properties fo:break-before="auto" style:column-width="1.0283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1.6516in"/>
    </style:style>
    <style:style style:name="co8" style:family="table-column">
      <style:table-column-properties fo:break-before="auto" style:column-width="5.1799in"/>
    </style:style>
    <style:style style:name="co9" style:family="table-column">
      <style:table-column-properties fo:break-before="auto" style:column-width="3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1 varia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Rule</text:p>
          </table:table-cell>
          <table:table-cell table:style-name="ce1" office:value-type="string">
            <text:p>Support</text:p>
          </table:table-cell>
          <table:table-cell table:style-name="ce1" office:value-type="string">
            <text:p>Head coverage</text:p>
          </table:table-cell>
          <table:table-cell table:style-name="ce1" office:value-type="string">
            <text:p>Confidence</text:p>
          </table:table-cell>
          <table:table-cell table:style-name="ce1" office:value-type="string">
            <text:p>PCA Confidence</text:p>
          </table:table-cell>
          <table:table-cell table:style-name="ce1" office:value-type="string">
            <text:p>Cardinality</text:p>
          </table:table-cell>
          <table:table-cell table:style-name="ce1" office:value-type="string">
            <text:p>Body size</text:p>
          </table:table-cell>
          <table:table-cell table:style-name="ce1" office:value-type="string">
            <text:p>Functional variable</text:p>
          </table:table-cell>
        </table:table-row>
        <table:table-row table:style-name="ro1">
          <table:table-cell office:value-type="string">
            <text:p>?a <text:s/>&lt;hasGender&gt; <text:s/>?b <text:s text:c="2"/>=&gt; ?a <text:s/>&lt;imdb:gender&gt; <text:s/>?b</text:p>
          </table:table-cell>
          <table:table-cell office:value-type="float" office:value="0.435616543">
            <text:p>0.435616543</text:p>
          </table:table-cell>
          <table:table-cell office:value-type="float" office:value="0.939566681">
            <text:p>0.939566681</text:p>
          </table:table-cell>
          <table:table-cell office:value-type="percentage" office:value="0.918342216">
            <text:p>91.83%</text:p>
          </table:table-cell>
          <table:table-cell office:value-type="percentage" office:value="0.995296022">
            <text:p>99.53%</text:p>
          </table:table-cell>
          <table:table-cell office:value-type="float" office:value="45491">
            <text:p>45491</text:p>
          </table:table-cell>
          <table:table-cell office:value-type="float" office:value="49536">
            <text:p>4953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gender&gt; <text:s/>?b <text:s text:c="2"/>=&gt; ?a <text:s/>&lt;hasGender&gt; <text:s/>?b</text:p>
          </table:table-cell>
          <table:table-cell office:value-type="float" office:value="0.435616543">
            <text:p>0.435616543</text:p>
          </table:table-cell>
          <table:table-cell office:value-type="float" office:value="0.918342216">
            <text:p>0.918342216</text:p>
          </table:table-cell>
          <table:table-cell office:value-type="percentage" office:value="0.939566681">
            <text:p>93.96%</text:p>
          </table:table-cell>
          <table:table-cell office:value-type="percentage" office:value="0.995296022">
            <text:p>99.53%</text:p>
          </table:table-cell>
          <table:table-cell office:value-type="float" office:value="45491">
            <text:p>45491</text:p>
          </table:table-cell>
          <table:table-cell office:value-type="float" office:value="48417">
            <text:p>4841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OnDate&gt; <text:s/>?b <text:s text:c="2"/>=&gt; ?a <text:s/>&lt;bornOn&gt; <text:s/>?b</text:p>
          </table:table-cell>
          <table:table-cell office:value-type="float" office:value="0.306255925">
            <text:p>0.306255925</text:p>
          </table:table-cell>
          <table:table-cell office:value-type="float" office:value="0.707848258">
            <text:p>0.707848258</text:p>
          </table:table-cell>
          <table:table-cell office:value-type="percentage" office:value="0.674057369">
            <text:p>67.41%</text:p>
          </table:table-cell>
          <table:table-cell office:value-type="percentage" office:value="0.729682866">
            <text:p>72.97%</text:p>
          </table:table-cell>
          <table:table-cell office:value-type="float" office:value="31982">
            <text:p>31982</text:p>
          </table:table-cell>
          <table:table-cell office:value-type="float" office:value="47447">
            <text:p>4744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bornOn&gt; <text:s/>?b <text:s text:c="2"/>=&gt; ?a <text:s/>&lt;wasBornOnDate&gt; <text:s/>?b</text:p>
          </table:table-cell>
          <table:table-cell office:value-type="float" office:value="0.306255925">
            <text:p>0.306255925</text:p>
          </table:table-cell>
          <table:table-cell office:value-type="float" office:value="0.674057369">
            <text:p>0.674057369</text:p>
          </table:table-cell>
          <table:table-cell office:value-type="percentage" office:value="0.707848258">
            <text:p>70.78%</text:p>
          </table:table-cell>
          <table:table-cell office:value-type="percentage" office:value="0.729682866">
            <text:p>72.97%</text:p>
          </table:table-cell>
          <table:table-cell office:value-type="float" office:value="31982">
            <text:p>31982</text:p>
          </table:table-cell>
          <table:table-cell office:value-type="float" office:value="45182">
            <text:p>4518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bornIn&gt; <text:s/>?f <text:s/>?b <text:s/>skos:prefLabel <text:s/>?f <text:s text:c="2"/>=&gt; ?a <text:s/>&lt;wasBornIn&gt; <text:s/>?b</text:p>
          </table:table-cell>
          <table:table-cell office:value-type="float" office:value="0.05935133">
            <text:p>0.05935133</text:p>
          </table:table-cell>
          <table:table-cell office:value-type="float" office:value="0.376434862">
            <text:p>0.376434862</text:p>
          </table:table-cell>
          <table:table-cell office:value-type="percentage" office:value="0.372543127">
            <text:p>37.25%</text:p>
          </table:table-cell>
          <table:table-cell office:value-type="percentage" office:value="0.923420739">
            <text:p>92.34%</text:p>
          </table:table-cell>
          <table:table-cell office:value-type="float" office:value="6198">
            <text:p>6198</text:p>
          </table:table-cell>
          <table:table-cell office:value-type="float" office:value="16637">
            <text:p>1663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f <text:s/>?f <text:s/>skos:prefLabel <text:s/>?b <text:s text:c="2"/>=&gt; ?a <text:s/>&lt;imdb:bornIn&gt; <text:s/>?b</text:p>
          </table:table-cell>
          <table:table-cell office:value-type="float" office:value="0.05935133">
            <text:p>0.05935133</text:p>
          </table:table-cell>
          <table:table-cell office:value-type="float" office:value="0.149648695">
            <text:p>0.149648695</text:p>
          </table:table-cell>
          <table:table-cell office:value-type="percentage" office:value="0.376617853">
            <text:p>37.66%</text:p>
          </table:table-cell>
          <table:table-cell office:value-type="percentage" office:value="0.428245699">
            <text:p>42.82%</text:p>
          </table:table-cell>
          <table:table-cell office:value-type="float" office:value="6198">
            <text:p>6198</text:p>
          </table:table-cell>
          <table:table-cell office:value-type="float" office:value="16457">
            <text:p>1645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actedIn&gt; <text:s/>?b <text:s text:c="2"/>=&gt; ?a <text:s/>skos:prefLabel <text:s/>?b</text:p>
          </table:table-cell>
          <table:table-cell table:number-columns-repeated="2" office:value-type="float" office:value="0.021402101">
            <text:p>0.021402101</text:p>
          </table:table-cell>
          <table:table-cell table:number-columns-repeated="2" office:value-type="percentage" office:value="0.046550862">
            <text:p>4.66%</text:p>
          </table:table-cell>
          <table:table-cell office:value-type="float" office:value="2235">
            <text:p>2235</text:p>
          </table:table-cell>
          <table:table-cell office:value-type="float" office:value="48012">
            <text:p>4801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actedIn&gt; <text:s/>?f <text:s/>?b <text:s/>skos:prefLabel <text:s/>?f <text:s text:c="2"/>=&gt; ?a <text:s/>&lt;actedIn&gt; <text:s/>?b</text:p>
          </table:table-cell>
          <table:table-cell office:value-type="float" office:value="0.08063852">
            <text:p>0.08063852</text:p>
          </table:table-cell>
          <table:table-cell office:value-type="float" office:value="0.477678825">
            <text:p>0.477678825</text:p>
          </table:table-cell>
          <table:table-cell office:value-type="percentage" office:value="0.306307289">
            <text:p>30.63%</text:p>
          </table:table-cell>
          <table:table-cell office:value-type="percentage" office:value="0.567912058">
            <text:p>56.79%</text:p>
          </table:table-cell>
          <table:table-cell office:value-type="float" office:value="8421">
            <text:p>8421</text:p>
          </table:table-cell>
          <table:table-cell office:value-type="float" office:value="27492">
            <text:p>2749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skos:prefLabel <text:s/>?b <text:s text:c="2"/>=&gt; ?a <text:s/>&lt;imdb:actedIn&gt; <text:s/>?b</text:p>
          </table:table-cell>
          <table:table-cell office:value-type="float" office:value="0.021402101">
            <text:p>0.021402101</text:p>
          </table:table-cell>
          <table:table-cell office:value-type="float" office:value="0.046550862">
            <text:p>0.046550862</text:p>
          </table:table-cell>
          <table:table-cell office:value-type="percentage" office:value="0.021402101">
            <text:p>2.14%</text:p>
          </table:table-cell>
          <table:table-cell office:value-type="percentage" office:value="0.046550862">
            <text:p>4.66%</text:p>
          </table:table-cell>
          <table:table-cell office:value-type="float" office:value="2235">
            <text:p>2235</text:p>
          </table:table-cell>
          <table:table-cell office:value-type="float" office:value="104429">
            <text:p>10442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actedIn&gt; <text:s/>?f <text:s/>?b <text:s/>skos:prefLabel <text:s/>?f <text:s text:c="2"/>=&gt; ?a <text:s/>&lt;actedIn&gt; <text:s/>?b</text:p>
          </table:table-cell>
          <table:table-cell office:value-type="float" office:value="0.08063852">
            <text:p>0.08063852</text:p>
          </table:table-cell>
          <table:table-cell office:value-type="float" office:value="0.477678825">
            <text:p>0.477678825</text:p>
          </table:table-cell>
          <table:table-cell office:value-type="percentage" office:value="0.306307289">
            <text:p>30.63%</text:p>
          </table:table-cell>
          <table:table-cell office:value-type="percentage" office:value="0.567912058">
            <text:p>56.79%</text:p>
          </table:table-cell>
          <table:table-cell office:value-type="float" office:value="8421">
            <text:p>8421</text:p>
          </table:table-cell>
          <table:table-cell office:value-type="float" office:value="27492">
            <text:p>2749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e <text:s/>&lt;actedIn&gt; <text:s/>?a <text:s/>?e <text:s/>&lt;imdb:actedIn&gt; <text:s/>?b <text:s text:c="2"/>=&gt; ?a <text:s/>skos:prefLabel <text:s/>?b</text:p>
          </table:table-cell>
          <table:table-cell table:number-columns-repeated="2" office:value-type="float" office:value="0.088136437">
            <text:p>0.088136437</text:p>
          </table:table-cell>
          <table:table-cell office:value-type="percentage" office:value="0.275824867">
            <text:p>27.58%</text:p>
          </table:table-cell>
          <table:table-cell office:value-type="percentage" office:value="0.275957185">
            <text:p>27.60%</text:p>
          </table:table-cell>
          <table:table-cell office:value-type="float" office:value="9204">
            <text:p>9204</text:p>
          </table:table-cell>
          <table:table-cell office:value-type="float" office:value="33369">
            <text:p>3336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actedIn&gt; <text:s/>?f <text:s/>?f <text:s/>skos:prefLabel <text:s/>?b <text:s text:c="2"/>=&gt; ?a <text:s/>&lt;imdb:actedIn&gt; <text:s/>?b</text:p>
          </table:table-cell>
          <table:table-cell office:value-type="float" office:value="0.08063852">
            <text:p>0.08063852</text:p>
          </table:table-cell>
          <table:table-cell office:value-type="float" office:value="0.175393652">
            <text:p>0.175393652</text:p>
          </table:table-cell>
          <table:table-cell office:value-type="percentage" office:value="0.477678825">
            <text:p>47.77%</text:p>
          </table:table-cell>
          <table:table-cell office:value-type="percentage" office:value="0.486257074">
            <text:p>48.63%</text:p>
          </table:table-cell>
          <table:table-cell office:value-type="float" office:value="8421">
            <text:p>8421</text:p>
          </table:table-cell>
          <table:table-cell office:value-type="float" office:value="17629">
            <text:p>17629</text:p>
          </table:table-cell>
          <table:table-cell office:value-type="string">
            <text:p>?a</text:p>
          </table:table-cell>
        </table:table-row>
      </table:table>
      <table:table table:name="2 variables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Rule</text:p>
          </table:table-cell>
          <table:table-cell table:style-name="ce1" office:value-type="string">
            <text:p>Support</text:p>
          </table:table-cell>
          <table:table-cell table:style-name="ce1" office:value-type="string">
            <text:p>Head coverage</text:p>
          </table:table-cell>
          <table:table-cell table:style-name="ce1" office:value-type="string">
            <text:p>Confidence</text:p>
          </table:table-cell>
          <table:table-cell table:style-name="ce1" office:value-type="string">
            <text:p>PCA Confidence</text:p>
          </table:table-cell>
          <table:table-cell table:style-name="ce1" office:value-type="string">
            <text:p>Cardinality</text:p>
          </table:table-cell>
          <table:table-cell table:style-name="ce1" office:value-type="string">
            <text:p>Body size</text:p>
          </table:table-cell>
          <table:table-cell table:style-name="ce1" office:value-type="string">
            <text:p>Functional variable</text:p>
          </table:table-cell>
        </table:table-row>
        <table:table-row table:style-name="ro1">
          <table:table-cell office:value-type="string">
            <text:p>?a <text:s/>&lt;hasGender&gt; <text:s/>?b <text:s text:c="2"/>=&gt; ?a <text:s/>&lt;imdb:gender&gt; <text:s/>?b</text:p>
          </table:table-cell>
          <table:table-cell office:value-type="float" office:value="0.01318893">
            <text:p>0.01318893</text:p>
          </table:table-cell>
          <table:table-cell office:value-type="float" office:value="0.938465664">
            <text:p>0.938465664</text:p>
          </table:table-cell>
          <table:table-cell office:value-type="percentage" office:value="0.918328623">
            <text:p>91.83%</text:p>
          </table:table-cell>
          <table:table-cell office:value-type="percentage" office:value="0.995274557">
            <text:p>99.53%</text:p>
          </table:table-cell>
          <table:table-cell office:value-type="float" office:value="45494">
            <text:p>45494</text:p>
          </table:table-cell>
          <table:table-cell office:value-type="float" office:value="49540">
            <text:p>4954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OnDate&gt; <text:s/>?b <text:s text:c="2"/>=&gt; ?a <text:s/>&lt;bornOn&gt; <text:s/>?b</text:p>
          </table:table-cell>
          <table:table-cell office:value-type="float" office:value="0.009277824">
            <text:p>0.009277824</text:p>
          </table:table-cell>
          <table:table-cell office:value-type="float" office:value="0.703950552">
            <text:p>0.703950552</text:p>
          </table:table-cell>
          <table:table-cell office:value-type="percentage" office:value="0.661957556">
            <text:p>66.20%</text:p>
          </table:table-cell>
          <table:table-cell office:value-type="percentage" office:value="0.71791018">
            <text:p>71.79%</text:p>
          </table:table-cell>
          <table:table-cell office:value-type="float" office:value="32003">
            <text:p>32003</text:p>
          </table:table-cell>
          <table:table-cell office:value-type="float" office:value="48346">
            <text:p>4834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gender&gt; <text:s/>?b <text:s text:c="2"/>=&gt; ?a <text:s/>&lt;hasGender&gt; <text:s/>?b</text:p>
          </table:table-cell>
          <table:table-cell office:value-type="float" office:value="0.01318893">
            <text:p>0.01318893</text:p>
          </table:table-cell>
          <table:table-cell office:value-type="float" office:value="0.918328623">
            <text:p>0.918328623</text:p>
          </table:table-cell>
          <table:table-cell office:value-type="percentage" office:value="0.938465664">
            <text:p>93.85%</text:p>
          </table:table-cell>
          <table:table-cell office:value-type="percentage" office:value="0.994600031">
            <text:p>99.46%</text:p>
          </table:table-cell>
          <table:table-cell office:value-type="float" office:value="45494">
            <text:p>45494</text:p>
          </table:table-cell>
          <table:table-cell office:value-type="float" office:value="48477">
            <text:p>4847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bornOn&gt; <text:s/>?b <text:s text:c="2"/>=&gt; ?a <text:s/>&lt;wasBornOnDate&gt; <text:s/>?b</text:p>
          </table:table-cell>
          <table:table-cell office:value-type="float" office:value="0.009277824">
            <text:p>0.009277824</text:p>
          </table:table-cell>
          <table:table-cell office:value-type="float" office:value="0.661957556">
            <text:p>0.661957556</text:p>
          </table:table-cell>
          <table:table-cell office:value-type="percentage" office:value="0.703950552">
            <text:p>70.40%</text:p>
          </table:table-cell>
          <table:table-cell office:value-type="percentage" office:value="0.728499886">
            <text:p>72.85%</text:p>
          </table:table-cell>
          <table:table-cell office:value-type="float" office:value="32003">
            <text:p>32003</text:p>
          </table:table-cell>
          <table:table-cell office:value-type="float" office:value="45462">
            <text:p>4546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bornIn&gt; <text:s/>?f <text:s/>?b <text:s/>skos:prefLabel <text:s/>?f <text:s text:c="2"/>=&gt; ?a <text:s/>&lt;wasBornIn&gt; <text:s/>?b</text:p>
          </table:table-cell>
          <table:table-cell office:value-type="float" office:value="0.00179683">
            <text:p>0.00179683</text:p>
          </table:table-cell>
          <table:table-cell office:value-type="float" office:value="0.37618354">
            <text:p>0.37618354</text:p>
          </table:table-cell>
          <table:table-cell office:value-type="percentage" office:value="0.372051144">
            <text:p>37.21%</text:p>
          </table:table-cell>
          <table:table-cell office:value-type="percentage" office:value="0.923283182">
            <text:p>92.33%</text:p>
          </table:table-cell>
          <table:table-cell office:value-type="float" office:value="6198">
            <text:p>6198</text:p>
          </table:table-cell>
          <table:table-cell office:value-type="float" office:value="16659">
            <text:p>166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actedIn&gt; <text:s/>?b <text:s text:c="2"/>=&gt; ?a <text:s/>skos:prefLabel <text:s/>?b</text:p>
          </table:table-cell>
          <table:table-cell office:value-type="float" office:value="0.000647937">
            <text:p>0.000647937</text:p>
          </table:table-cell>
          <table:table-cell office:value-type="float" office:value="0.021391244">
            <text:p>0.021391244</text:p>
          </table:table-cell>
          <table:table-cell office:value-type="percentage" office:value="0.000742051">
            <text:p>0.07%</text:p>
          </table:table-cell>
          <table:table-cell office:value-type="percentage" office:value="0.019646452">
            <text:p>1.96%</text:p>
          </table:table-cell>
          <table:table-cell office:value-type="float" office:value="2235">
            <text:p>2235</text:p>
          </table:table-cell>
          <table:table-cell office:value-type="float" office:value="3011924">
            <text:p>301192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asBornIn&gt; <text:s/>?f <text:s/>?f <text:s/>skos:prefLabel <text:s/>?b <text:s text:c="2"/>=&gt; ?a <text:s/>&lt;imdb:bornIn&gt; <text:s/>?b</text:p>
          </table:table-cell>
          <table:table-cell office:value-type="float" office:value="0.00179683">
            <text:p>0.00179683</text:p>
          </table:table-cell>
          <table:table-cell office:value-type="float" office:value="0.149008294">
            <text:p>0.149008294</text:p>
          </table:table-cell>
          <table:table-cell office:value-type="percentage" office:value="0.376366286">
            <text:p>37.64%</text:p>
          </table:table-cell>
          <table:table-cell office:value-type="percentage" office:value="0.428156949">
            <text:p>42.82%</text:p>
          </table:table-cell>
          <table:table-cell office:value-type="float" office:value="6198">
            <text:p>6198</text:p>
          </table:table-cell>
          <table:table-cell office:value-type="float" office:value="16468">
            <text:p>1646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actedIn&gt; <text:s/>?f <text:s/>?b <text:s/>skos:prefLabel <text:s/>?f <text:s text:c="2"/>=&gt; ?a <text:s/>&lt;actedIn&gt; <text:s/>?b</text:p>
          </table:table-cell>
          <table:table-cell office:value-type="float" office:value="0.005643287">
            <text:p>0.005643287</text:p>
          </table:table-cell>
          <table:table-cell office:value-type="float" office:value="0.234230982">
            <text:p>0.234230982</text:p>
          </table:table-cell>
          <table:table-cell office:value-type="percentage" office:value="0.171113123">
            <text:p>17.11%</text:p>
          </table:table-cell>
          <table:table-cell office:value-type="percentage" office:value="0.201500958">
            <text:p>20.15%</text:p>
          </table:table-cell>
          <table:table-cell office:value-type="float" office:value="19466">
            <text:p>19466</text:p>
          </table:table-cell>
          <table:table-cell office:value-type="float" office:value="113761">
            <text:p>11376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actedIn&gt; <text:s/>?a <text:s/>?e <text:s/>&lt;imdb:actedIn&gt; <text:s/>?b <text:s text:c="2"/>=&gt; ?a <text:s/>skos:prefLabel <text:s/>?b</text:p>
          </table:table-cell>
          <table:table-cell office:value-type="float" office:value="0.002668284">
            <text:p>0.002668284</text:p>
          </table:table-cell>
          <table:table-cell office:value-type="float" office:value="0.088091729">
            <text:p>0.088091729</text:p>
          </table:table-cell>
          <table:table-cell office:value-type="percentage" office:value="0.000862641">
            <text:p>0.09%</text:p>
          </table:table-cell>
          <table:table-cell office:value-type="percentage" office:value="0.011572686">
            <text:p>1.16%</text:p>
          </table:table-cell>
          <table:table-cell office:value-type="float" office:value="9204">
            <text:p>9204</text:p>
          </table:table-cell>
          <table:table-cell office:value-type="float" office:value="10669555">
            <text:p>10669555</text:p>
          </table:table-cell>
          <table:table-cell office:value-type="string">
            <text:p>?b</text:p>
          </table:table-cell>
        </table:table-row>
        <table:table-row table:style-name="ro1">
          <table:table-cell table:style-name="ce1" office:value-type="string">
            <text:p>Rule</text:p>
          </table:table-cell>
          <table:table-cell table:style-name="ce1" office:value-type="string">
            <text:p>Support</text:p>
          </table:table-cell>
          <table:table-cell table:style-name="ce1" office:value-type="string">
            <text:p>Head coverage</text:p>
          </table:table-cell>
          <table:table-cell table:style-name="ce1" office:value-type="string">
            <text:p>Confidence</text:p>
          </table:table-cell>
          <table:table-cell table:style-name="ce1" office:value-type="string">
            <text:p>PCA Confidence</text:p>
          </table:table-cell>
          <table:table-cell table:style-name="ce1" office:value-type="string">
            <text:p>Cardinality</text:p>
          </table:table-cell>
          <table:table-cell table:style-name="ce1" office:value-type="string">
            <text:p>Body size</text:p>
          </table:table-cell>
          <table:table-cell table:style-name="ce1" office:value-type="string">
            <text:p>Functional variable</text:p>
          </table:table-cell>
        </table:table-row>
        <table:table-row table:style-name="ro1">
          <table:table-cell office:value-type="string">
            <text:p>?a <text:s/>&lt;imdb:gender&gt; <text:s/>?b <text:s text:c="2"/>=&gt; ?a <text:s/>&lt;hasGender&gt; <text:s/>?b</text:p>
          </table:table-cell>
          <table:table-cell office:value-type="float" office:value="0.01318893">
            <text:p>0.01318893</text:p>
          </table:table-cell>
          <table:table-cell office:value-type="float" office:value="0.918328623">
            <text:p>0.918328623</text:p>
          </table:table-cell>
          <table:table-cell office:value-type="percentage" office:value="0.938465664">
            <text:p>93.85%</text:p>
          </table:table-cell>
          <table:table-cell office:value-type="percentage" office:value="0.994600031">
            <text:p>99.46%</text:p>
          </table:table-cell>
          <table:table-cell office:value-type="float" office:value="45494">
            <text:p>45494</text:p>
          </table:table-cell>
          <table:table-cell office:value-type="float" office:value="48477">
            <text:p>4847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Gender&gt; <text:s/>?b <text:s text:c="2"/>=&gt; ?a <text:s/>&lt;imdb:gender&gt; <text:s/>?b</text:p>
          </table:table-cell>
          <table:table-cell office:value-type="float" office:value="0.01318893">
            <text:p>0.01318893</text:p>
          </table:table-cell>
          <table:table-cell office:value-type="float" office:value="0.938465664">
            <text:p>0.938465664</text:p>
          </table:table-cell>
          <table:table-cell office:value-type="percentage" office:value="0.918328623">
            <text:p>91.83%</text:p>
          </table:table-cell>
          <table:table-cell office:value-type="percentage" office:value="0.995274557">
            <text:p>99.53%</text:p>
          </table:table-cell>
          <table:table-cell office:value-type="float" office:value="45494">
            <text:p>45494</text:p>
          </table:table-cell>
          <table:table-cell office:value-type="float" office:value="49540">
            <text:p>4954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OnDate&gt; <text:s/>?b <text:s text:c="2"/>=&gt; ?a <text:s/>&lt;bornOn&gt; <text:s/>?b</text:p>
          </table:table-cell>
          <table:table-cell office:value-type="float" office:value="0.009277824">
            <text:p>0.009277824</text:p>
          </table:table-cell>
          <table:table-cell office:value-type="float" office:value="0.703950552">
            <text:p>0.703950552</text:p>
          </table:table-cell>
          <table:table-cell office:value-type="percentage" office:value="0.661957556">
            <text:p>66.20%</text:p>
          </table:table-cell>
          <table:table-cell office:value-type="percentage" office:value="0.71791018">
            <text:p>71.79%</text:p>
          </table:table-cell>
          <table:table-cell office:value-type="float" office:value="32003">
            <text:p>32003</text:p>
          </table:table-cell>
          <table:table-cell office:value-type="float" office:value="48346">
            <text:p>4834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bornOn&gt; <text:s/>?b <text:s text:c="2"/>=&gt; ?a <text:s/>&lt;wasBornOnDate&gt; <text:s/>?b</text:p>
          </table:table-cell>
          <table:table-cell office:value-type="float" office:value="0.009277824">
            <text:p>0.009277824</text:p>
          </table:table-cell>
          <table:table-cell office:value-type="float" office:value="0.661957556">
            <text:p>0.661957556</text:p>
          </table:table-cell>
          <table:table-cell office:value-type="percentage" office:value="0.703950552">
            <text:p>70.40%</text:p>
          </table:table-cell>
          <table:table-cell office:value-type="percentage" office:value="0.728499886">
            <text:p>72.85%</text:p>
          </table:table-cell>
          <table:table-cell office:value-type="float" office:value="32003">
            <text:p>32003</text:p>
          </table:table-cell>
          <table:table-cell office:value-type="float" office:value="45462">
            <text:p>4546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bornIn&gt; <text:s/>?f <text:s/>?b <text:s/>&lt;isPreferredMeaningOf&gt; <text:s/>?f <text:s text:c="2"/>=&gt; ?a <text:s/>&lt;wasBornIn&gt; <text:s/>?b</text:p>
          </table:table-cell>
          <table:table-cell office:value-type="float" office:value="0.00179683">
            <text:p>0.00179683</text:p>
          </table:table-cell>
          <table:table-cell office:value-type="float" office:value="0.37618354">
            <text:p>0.37618354</text:p>
          </table:table-cell>
          <table:table-cell office:value-type="percentage" office:value="0.372051144">
            <text:p>37.21%</text:p>
          </table:table-cell>
          <table:table-cell office:value-type="percentage" office:value="0.923283182">
            <text:p>92.33%</text:p>
          </table:table-cell>
          <table:table-cell office:value-type="float" office:value="6198">
            <text:p>6198</text:p>
          </table:table-cell>
          <table:table-cell office:value-type="float" office:value="16659">
            <text:p>166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actedIn&gt; <text:s/>?b <text:s text:c="2"/>=&gt; ?a <text:s/>&lt;isPreferredMeaningOf&gt; <text:s/>?b</text:p>
          </table:table-cell>
          <table:table-cell office:value-type="float" office:value="0.000647937">
            <text:p>0.000647937</text:p>
          </table:table-cell>
          <table:table-cell office:value-type="float" office:value="0.021391244">
            <text:p>0.021391244</text:p>
          </table:table-cell>
          <table:table-cell office:value-type="percentage" office:value="0.000742051">
            <text:p>0.07%</text:p>
          </table:table-cell>
          <table:table-cell office:value-type="percentage" office:value="0.019646452">
            <text:p>1.96%</text:p>
          </table:table-cell>
          <table:table-cell office:value-type="float" office:value="2235">
            <text:p>2235</text:p>
          </table:table-cell>
          <table:table-cell office:value-type="float" office:value="3011924">
            <text:p>301192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f <text:s/>&lt;isPreferredMeaningOf&gt; <text:s/>?b <text:s/>?a <text:s/>&lt;wasBornIn&gt; <text:s/>?f <text:s text:c="2"/>=&gt; ?a <text:s/>&lt;imdb:bornIn&gt; <text:s/>?b</text:p>
          </table:table-cell>
          <table:table-cell office:value-type="float" office:value="0.00179683">
            <text:p>0.00179683</text:p>
          </table:table-cell>
          <table:table-cell office:value-type="float" office:value="0.149008294">
            <text:p>0.149008294</text:p>
          </table:table-cell>
          <table:table-cell office:value-type="percentage" office:value="0.376366286">
            <text:p>37.64%</text:p>
          </table:table-cell>
          <table:table-cell office:value-type="percentage" office:value="0.428156949">
            <text:p>42.82%</text:p>
          </table:table-cell>
          <table:table-cell office:value-type="float" office:value="6198">
            <text:p>6198</text:p>
          </table:table-cell>
          <table:table-cell office:value-type="float" office:value="16468">
            <text:p>1646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mdb:actedIn&gt; <text:s/>?f <text:s/>?b <text:s/>&lt;isPreferredMeaningOf&gt; <text:s/>?f <text:s text:c="2"/>=&gt; ?a <text:s/>&lt;actedIn&gt; <text:s/>?b</text:p>
          </table:table-cell>
          <table:table-cell office:value-type="float" office:value="0.005643287">
            <text:p>0.005643287</text:p>
          </table:table-cell>
          <table:table-cell office:value-type="float" office:value="0.234230982">
            <text:p>0.234230982</text:p>
          </table:table-cell>
          <table:table-cell office:value-type="percentage" office:value="0.171113123">
            <text:p>17.11%</text:p>
          </table:table-cell>
          <table:table-cell office:value-type="percentage" office:value="0.201500958">
            <text:p>20.15%</text:p>
          </table:table-cell>
          <table:table-cell office:value-type="float" office:value="19466">
            <text:p>19466</text:p>
          </table:table-cell>
          <table:table-cell office:value-type="float" office:value="113761">
            <text:p>11376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e <text:s/>&lt;actedIn&gt; <text:s/>?a <text:s/>?e <text:s/>&lt;imdb:actedIn&gt; <text:s/>?b <text:s text:c="2"/>=&gt; ?a <text:s/>&lt;isPreferredMeaningOf&gt; <text:s/>?b</text:p>
          </table:table-cell>
          <table:table-cell office:value-type="float" office:value="0.002668284">
            <text:p>0.002668284</text:p>
          </table:table-cell>
          <table:table-cell office:value-type="float" office:value="0.088091729">
            <text:p>0.088091729</text:p>
          </table:table-cell>
          <table:table-cell office:value-type="percentage" office:value="0.000862641">
            <text:p>0.09%</text:p>
          </table:table-cell>
          <table:table-cell office:value-type="percentage" office:value="0.011572686">
            <text:p>1.16%</text:p>
          </table:table-cell>
          <table:table-cell office:value-type="float" office:value="9204">
            <text:p>9204</text:p>
          </table:table-cell>
          <table:table-cell office:value-type="float" office:value="10669555">
            <text:p>10669555</text:p>
          </table:table-cell>
          <table:table-cell office:value-type="string">
            <text:p>?b</text:p>
          </table:table-cell>
        </table:table-row>
      </table:table>
      <table:table table:name="Equivalence" table:style-name="ta1" table:print="false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office:value-type="string">
            <text:p>Rule</text:p>
          </table:table-cell>
          <table:table-cell office:value-type="string">
            <text:p>Intersection</text:p>
          </table:table-cell>
          <table:table-cell office:value-type="string">
            <text:p>Union</text:p>
          </table:table-cell>
          <table:table-cell table:style-name="Default"/>
        </table:table-row>
        <table:table-row table:style-name="ro1">
          <table:table-cell office:value-type="string">
            <text:p>?a &lt;imdb:gender&gt; ?b <text:s/>&lt;=&gt; ?a &lt;hasGender&gt; ?b </text:p>
          </table:table-cell>
          <table:table-cell office:value-type="float" office:value="45494">
            <text:p>45494</text:p>
          </table:table-cell>
          <table:table-cell office:value-type="float" office:value="52523">
            <text:p>52523</text:p>
          </table:table-cell>
          <table:table-cell table:formula="of:=[.B2]/[.C2]" office:value-type="percentage" office:value="0.866172914723074">
            <text:p>86.62%</text:p>
          </table:table-cell>
        </table:table-row>
        <table:table-row table:style-name="ro1">
          <table:table-cell office:value-type="string">
            <text:p>?a &lt;bornOn&gt; ?b <text:s/>&lt;=&gt; ?a &lt;wasBornOnDate&gt; ?b </text:p>
          </table:table-cell>
          <table:table-cell office:value-type="float" office:value="32003">
            <text:p>32003</text:p>
          </table:table-cell>
          <table:table-cell office:value-type="float" office:value="61805">
            <text:p>61805</text:p>
          </table:table-cell>
          <table:table-cell table:formula="of:=[.B3]/[.C3]" office:value-type="percentage" office:value="0.517806002750586">
            <text:p>51.78%</text:p>
          </table:table-cell>
        </table:table-row>
        <table:table-row table:style-name="ro1">
          <table:table-cell office:value-type="string">
            <text:p>?a skos:prefLabel ?b <text:s/>&lt;=&gt; ?a &lt;imdb:actedIn&gt; ?b </text:p>
          </table:table-cell>
          <table:table-cell office:value-type="float" office:value="2235">
            <text:p>2235</text:p>
          </table:table-cell>
          <table:table-cell office:value-type="float" office:value="3114171">
            <text:p>3114171</text:p>
          </table:table-cell>
          <table:table-cell table:formula="of:=[.B4]/[.C4]" office:value-type="percentage" office:value="0.000717686986360094">
            <text:p>0.07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6/19/2013</text:date>, <text:time>20:0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Galárraga</meta:initial-creator>
    <meta:creation-date>2013-06-13T18:54:05</meta:creation-date>
    <dc:date>2013-06-19T20:03:31</dc:date>
    <dc:creator>Luis Galárraga</dc:creator>
    <meta:editing-duration>PT71H21M26S</meta:editing-duration>
    <meta:editing-cycles>4</meta:editing-cycles>
    <meta:generator>OpenOffice.org/3.2$Unix OpenOffice.org_project/320m19$Build-9505</meta:generator>
    <meta:document-statistic meta:table-count="3" meta:cell-count="279" meta:object-count="0"/>
  </office:meta>
</office:document-meta>
</file>